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7710*"/>
    </style:style>
    <style:style style:name="Table1.B" style:family="table-column">
      <style:table-column-properties style:rel-column-width="15421*"/>
    </style:style>
    <style:style style:name="Table1.C" style:family="table-column">
      <style:table-column-properties style:rel-column-width="42404*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Routing" style:family="table">
      <style:table-properties table:align="margins"/>
    </style:style>
    <style:style style:name="FrontendRouting.A" style:family="table-column">
      <style:table-column-properties style:rel-column-width="32767*"/>
    </style:style>
    <style:style style:name="FrontendRouting.B" style:family="table-column">
      <style:table-column-properties style:rel-column-width="32768*"/>
    </style:style>
    <style:style style:name="FrontendRouting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rontendRouting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rontendRouting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Routing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PI-point" style:family="table">
      <style:table-properties style:width="16.995cm" table:align="left" style:may-break-between-rows="true"/>
    </style:style>
    <style:style style:name="API-point.A" style:family="table-column">
      <style:table-column-properties style:column-width="2.593cm"/>
    </style:style>
    <style:style style:name="API-point.B" style:family="table-column">
      <style:table-column-properties style:column-width="5.106cm"/>
    </style:style>
    <style:style style:name="API-point.C" style:family="table-column">
      <style:table-column-properties style:column-width="3.194cm"/>
    </style:style>
    <style:style style:name="API-point.D" style:family="table-column">
      <style:table-column-properties style:column-width="1.806cm"/>
    </style:style>
    <style:style style:name="API-point.E" style:family="table-column">
      <style:table-column-properties style:column-width="4.295cm"/>
    </style:style>
    <style:style style:name="API-point.1" style:family="table-row">
      <style:table-row-properties fo:keep-together="always"/>
    </style:style>
    <style:style style:name="API-poin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PI-point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PI-point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API-point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7710*"/>
    </style:style>
    <style:style style:name="Table1.B" style:family="table-column">
      <style:table-column-properties style:rel-column-width="15421*"/>
    </style:style>
    <style:style style:name="Table1.C" style:family="table-column">
      <style:table-column-properties style:rel-column-width="42404*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Routing" style:family="table">
      <style:table-properties table:align="margins"/>
    </style:style>
    <style:style style:name="FrontendRouting.A" style:family="table-column">
      <style:table-column-properties style:rel-column-width="32767*"/>
    </style:style>
    <style:style style:name="FrontendRouting.B" style:family="table-column">
      <style:table-column-properties style:rel-column-width="32768*"/>
    </style:style>
    <style:style style:name="FrontendRouting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rontendRouting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rontendRouting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rontendRouting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PI-point" style:family="table">
      <style:table-properties style:width="16.995cm" table:align="left" style:may-break-between-rows="true"/>
    </style:style>
    <style:style style:name="API-point.A" style:family="table-column">
      <style:table-column-properties style:column-width="2.593cm"/>
    </style:style>
    <style:style style:name="API-point.B" style:family="table-column">
      <style:table-column-properties style:column-width="5.106cm"/>
    </style:style>
    <style:style style:name="API-point.C" style:family="table-column">
      <style:table-column-properties style:column-width="3.194cm"/>
    </style:style>
    <style:style style:name="API-point.D" style:family="table-column">
      <style:table-column-properties style:column-width="1.806cm"/>
    </style:style>
    <style:style style:name="API-point.E" style:family="table-column">
      <style:table-column-properties style:column-width="4.295cm"/>
    </style:style>
    <style:style style:name="API-point.1" style:family="table-row">
      <style:table-row-properties fo:keep-together="always"/>
    </style:style>
    <style:style style:name="API-poin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API-point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PI-point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API-point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Preformatted_20_Text">
      <style:text-properties fo:language="en" fo:country="GB" officeooo:rsid="0009ee68" officeooo:paragraph-rsid="0009ee68"/>
    </style:style>
    <style:style style:name="P3" style:family="paragraph" style:parent-style-name="Text_20_body">
      <style:text-properties fo:language="en" fo:country="GB" officeooo:rsid="0009ee68"/>
    </style:style>
    <style:style style:name="P4" style:family="paragraph" style:parent-style-name="Heading_20_1">
      <style:paragraph-properties fo:break-before="page"/>
      <style:text-properties fo:language="en" fo:country="GB"/>
    </style:style>
    <style:style style:name="P5" style:family="paragraph" style:parent-style-name="Text_20_body">
      <style:text-properties fo:language="en" fo:country="GB" officeooo:rsid="000af503" officeooo:paragraph-rsid="000af503"/>
    </style:style>
    <style:style style:name="P6" style:family="paragraph" style:parent-style-name="Text_20_body">
      <style:text-properties fo:language="en" fo:country="GB" officeooo:rsid="0019c825" officeooo:paragraph-rsid="0019c825"/>
    </style:style>
    <style:style style:name="P7" style:family="paragraph" style:parent-style-name="numbering">
      <style:text-properties fo:language="en" fo:country="GB" officeooo:rsid="0019c825" officeooo:paragraph-rsid="0019c825"/>
    </style:style>
    <style:style style:name="P8" style:family="paragraph" style:parent-style-name="code-example">
      <style:text-properties fo:language="en" fo:country="GB"/>
    </style:style>
    <style:style style:name="P9" style:family="paragraph" style:parent-style-name="Text_20_body_20_indent">
      <style:text-properties fo:language="en" fo:country="GB" officeooo:rsid="0019c825" officeooo:paragraph-rsid="0019c825"/>
    </style:style>
    <style:style style:name="P10" style:family="paragraph" style:parent-style-name="numbering">
      <style:text-properties fo:language="en" fo:country="GB" officeooo:rsid="001acf27" officeooo:paragraph-rsid="001acf27"/>
    </style:style>
    <style:style style:name="P11" style:family="paragraph" style:parent-style-name="Text_20_body_20_indent">
      <style:text-properties fo:language="en" fo:country="GB" officeooo:rsid="001c5df4" officeooo:paragraph-rsid="001c5df4"/>
    </style:style>
    <style:style style:name="P12" style:family="paragraph" style:parent-style-name="numbering" style:list-style-name="Numbering_20_123">
      <style:paragraph-properties fo:margin-top="0cm" fo:margin-bottom="0cm" loext:contextual-spacing="false" fo:line-height="115%" fo:text-align="start" style:justify-single-word="false"/>
      <style:text-properties fo:language="en" fo:country="GB" officeooo:paragraph-rsid="003d442d"/>
    </style:style>
    <style:style style:name="P13" style:family="paragraph" style:parent-style-name="Heading_20_1">
      <style:text-properties fo:language="en" fo:country="GB"/>
    </style:style>
    <style:style style:name="P14" style:family="paragraph" style:parent-style-name="Text_20_body">
      <style:text-properties fo:language="en" fo:country="GB" officeooo:rsid="001059cd" officeooo:paragraph-rsid="001059cd"/>
    </style:style>
    <style:style style:name="P15" style:family="paragraph" style:parent-style-name="Heading_20_2">
      <style:text-properties fo:language="en" fo:country="GB"/>
    </style:style>
    <style:style style:name="P16" style:family="paragraph" style:parent-style-name="numbering">
      <style:text-properties fo:language="en" fo:country="GB"/>
    </style:style>
    <style:style style:name="P17" style:family="paragraph" style:parent-style-name="code-example">
      <style:text-properties fo:language="en" fo:country="GB" officeooo:rsid="005d7139" officeooo:paragraph-rsid="005d7139"/>
    </style:style>
    <style:style style:name="P18" style:family="paragraph" style:parent-style-name="Text_20_body">
      <style:text-properties fo:language="en" fo:country="GB"/>
    </style:style>
    <style:style style:name="P19" style:family="paragraph" style:parent-style-name="Heading_20_1">
      <style:text-properties fo:language="en" fo:country="GB" officeooo:rsid="045a8a91" officeooo:paragraph-rsid="045a8a91"/>
    </style:style>
    <style:style style:name="P20" style:family="paragraph" style:parent-style-name="Heading_20_3">
      <style:text-properties fo:language="en" fo:country="GB"/>
    </style:style>
    <style:style style:name="P21" style:family="paragraph" style:parent-style-name="Standard">
      <style:text-properties fo:language="en" fo:country="GB"/>
    </style:style>
    <style:style style:name="P22" style:family="paragraph" style:parent-style-name="Standard">
      <style:text-properties fo:language="en" fo:country="GB" officeooo:rsid="045a8a91" officeooo:paragraph-rsid="045a8a91"/>
    </style:style>
    <style:style style:name="P23" style:family="paragraph" style:parent-style-name="Text_20_body">
      <style:text-properties officeooo:rsid="045a8a91" officeooo:paragraph-rsid="045a8a91"/>
    </style:style>
    <style:style style:name="P24" style:family="paragraph" style:parent-style-name="Text_20_body">
      <style:text-properties officeooo:rsid="045c1a9f" officeooo:paragraph-rsid="045c1a9f"/>
    </style:style>
    <style:style style:name="P25" style:family="paragraph" style:parent-style-name="Text_20_body">
      <style:text-properties officeooo:rsid="0469c6d3" officeooo:paragraph-rsid="0469c6d3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Standard">
      <style:text-properties fo:language="en" fo:country="GB"/>
    </style:style>
    <style:style style:name="P30" style:family="paragraph" style:parent-style-name="Text_20_body">
      <style:text-properties fo:language="en" fo:country="GB"/>
    </style:style>
    <style:style style:name="P31" style:family="paragraph" style:parent-style-name="Text_20_body">
      <style:text-properties fo:language="en" fo:country="GB" officeooo:rsid="0009ee68"/>
    </style:style>
    <style:style style:name="P32" style:family="paragraph" style:parent-style-name="Text_20_body">
      <style:text-properties fo:language="en" fo:country="GB" officeooo:rsid="000af503" officeooo:paragraph-rsid="000af503"/>
    </style:style>
    <style:style style:name="P33" style:family="paragraph" style:parent-style-name="Text_20_body">
      <style:text-properties fo:language="en" fo:country="GB" officeooo:rsid="0019c825" officeooo:paragraph-rsid="0019c825"/>
    </style:style>
    <style:style style:name="P34" style:family="paragraph" style:parent-style-name="Text_20_body">
      <style:text-properties fo:language="en" fo:country="GB" officeooo:rsid="001059cd" officeooo:paragraph-rsid="001059cd"/>
    </style:style>
    <style:style style:name="P35" style:family="paragraph" style:parent-style-name="Text_20_body">
      <style:text-properties officeooo:rsid="0469c6d3" officeooo:paragraph-rsid="0469c6d3"/>
    </style:style>
    <style:style style:name="P36" style:family="paragraph" style:parent-style-name="Preformatted_20_Text">
      <style:text-properties fo:language="en" fo:country="GB" officeooo:rsid="0009ee68" officeooo:paragraph-rsid="0009ee68"/>
    </style:style>
    <style:style style:name="P37" style:family="paragraph" style:parent-style-name="Heading_20_1">
      <style:text-properties fo:language="en" fo:country="GB"/>
    </style:style>
    <style:style style:name="P38" style:family="paragraph" style:parent-style-name="Heading_20_1">
      <style:text-properties fo:language="en" fo:country="GB" officeooo:rsid="045a8a91" officeooo:paragraph-rsid="045a8a91"/>
    </style:style>
    <style:style style:name="P39" style:family="paragraph" style:parent-style-name="Heading_20_1">
      <style:paragraph-properties fo:break-before="page"/>
      <style:text-properties fo:language="en" fo:country="GB"/>
    </style:style>
    <style:style style:name="P40" style:family="paragraph" style:parent-style-name="Heading_20_1">
      <style:paragraph-properties fo:break-before="page"/>
      <style:text-properties fo:language="en" fo:country="GB" officeooo:rsid="0469c6d3" officeooo:paragraph-rsid="0469c6d3"/>
    </style:style>
    <style:style style:name="P41" style:family="paragraph" style:parent-style-name="Heading_20_2">
      <style:text-properties fo:language="en" fo:country="GB"/>
    </style:style>
    <style:style style:name="P42" style:family="paragraph" style:parent-style-name="Heading_20_2">
      <style:text-properties officeooo:rsid="0469c6d3" officeooo:paragraph-rsid="0469c6d3"/>
    </style:style>
    <style:style style:name="P43" style:family="paragraph" style:parent-style-name="Heading_20_2">
      <style:text-properties officeooo:rsid="045a8a91" officeooo:paragraph-rsid="045a8a91"/>
    </style:style>
    <style:style style:name="P44" style:family="paragraph" style:parent-style-name="Heading_20_3">
      <style:text-properties fo:language="en" fo:country="GB"/>
    </style:style>
    <style:style style:name="P45" style:family="paragraph" style:parent-style-name="Heading_20_3">
      <style:text-properties officeooo:rsid="045a8a91" officeooo:paragraph-rsid="045a8a91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0af503" officeooo:paragraph-rsid="000af5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0c5f5f" officeooo:paragraph-rsid="000c5f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2c9a227" officeooo:paragraph-rsid="02c9a2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2135fe6" officeooo:paragraph-rsid="02135f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617fe" officeooo:paragraph-rsid="00b617fe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6d9bd9" officeooo:paragraph-rsid="006d9bd9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6d9bd9" officeooo:paragraph-rsid="01d07a10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746a92" officeooo:paragraph-rsid="00746a92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7422df" officeooo:paragraph-rsid="007422df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1cfc65a" officeooo:paragraph-rsid="01cfc65a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0938d" officeooo:paragraph-rsid="00b0938d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219ed" officeooo:paragraph-rsid="00b219ed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44f95" officeooo:paragraph-rsid="00b219ed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44f95" officeooo:paragraph-rsid="00b44f95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b6a333" officeooo:paragraph-rsid="00b6a333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2" style:family="paragraph" style:parent-style-name="code-example">
      <style:text-properties fo:language="en" fo:country="GB"/>
    </style:style>
    <style:style style:name="P63" style:family="paragraph" style:parent-style-name="code-example">
      <style:text-properties fo:language="en" fo:country="GB" officeooo:rsid="005d7139" officeooo:paragraph-rsid="005d7139"/>
    </style:style>
    <style:style style:name="P6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0af503" officeooo:paragraph-rsid="000af5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0af503" officeooo:paragraph-rsid="003d4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2135fe6" officeooo:paragraph-rsid="02135f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officeooo:rsid="006d9bd9" officeooo:paragraph-rsid="006d9bd9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_20_indent">
      <style:text-properties fo:language="en" fo:country="GB" officeooo:rsid="0019c825" officeooo:paragraph-rsid="0019c825"/>
    </style:style>
    <style:style style:name="P69" style:family="paragraph" style:parent-style-name="Text_20_body_20_indent">
      <style:text-properties fo:language="en" fo:country="GB" officeooo:rsid="001c5df4" officeooo:paragraph-rsid="001c5df4"/>
    </style:style>
    <style:style style:name="P70" style:family="paragraph" style:parent-style-name="numbering">
      <style:text-properties fo:language="en" fo:country="GB"/>
    </style:style>
    <style:style style:name="P71" style:family="paragraph" style:parent-style-name="numbering">
      <style:text-properties fo:language="en" fo:country="GB" officeooo:rsid="0019c825" officeooo:paragraph-rsid="0019c825"/>
    </style:style>
    <style:style style:name="P72" style:family="paragraph" style:parent-style-name="numbering">
      <style:text-properties fo:language="en" fo:country="GB" officeooo:rsid="001acf27" officeooo:paragraph-rsid="001acf27"/>
    </style:style>
    <style:style style:name="P73" style:family="paragraph" style:parent-style-name="numbering">
      <style:text-properties officeooo:rsid="045e5341" officeooo:paragraph-rsid="045e5341"/>
    </style:style>
    <style:style style:name="P74" style:family="paragraph" style:parent-style-name="numbering">
      <style:text-properties officeooo:rsid="045fdcae" officeooo:paragraph-rsid="045fdcae"/>
    </style:style>
    <style:style style:name="P75" style:family="paragraph" style:parent-style-name="numbering" style:list-style-name="Numbering_20_123">
      <style:paragraph-properties fo:margin-top="0cm" fo:margin-bottom="0cm" loext:contextual-spacing="false" fo:line-height="115%" fo:text-align="start" style:justify-single-word="false"/>
      <style:text-properties fo:language="en" fo:country="GB" officeooo:paragraph-rsid="003d442d"/>
    </style:style>
    <style:style style:name="T1" style:family="text">
      <style:text-properties officeooo:rsid="005d7139"/>
    </style:style>
    <style:style style:name="T2" style:family="text">
      <style:text-properties officeooo:rsid="001c5df4"/>
    </style:style>
    <style:style style:name="T3" style:family="text">
      <style:text-properties officeooo:rsid="001cbe5b"/>
    </style:style>
    <style:style style:name="T4" style:family="text">
      <style:text-properties officeooo:rsid="0013e1c2"/>
    </style:style>
    <style:style style:name="T5" style:family="text">
      <style:text-properties officeooo:rsid="002bf8a9"/>
    </style:style>
    <style:style style:name="T6" style:family="text">
      <style:text-properties officeooo:rsid="002bf8a9"/>
    </style:style>
    <style:style style:name="T7" style:family="text">
      <style:text-properties officeooo:rsid="001c5df4"/>
    </style:style>
    <style:style style:name="T8" style:family="text">
      <style:text-properties officeooo:rsid="001cbe5b"/>
    </style:style>
    <style:style style:name="T9" style:family="text">
      <style:text-properties officeooo:rsid="0013e1c2"/>
    </style:style>
    <style:style style:name="T10" style:family="text">
      <style:text-properties officeooo:rsid="005d7139"/>
    </style:style>
    <style:style style:name="T11" style:family="text">
      <style:text-properties officeooo:rsid="000ff73d"/>
    </style:style>
    <style:style style:name="T12" style:family="text">
      <style:text-properties officeooo:rsid="00639b71"/>
    </style:style>
    <style:style style:name="T13" style:family="text">
      <style:text-properties fo:language="en" fo:country="GB"/>
    </style:style>
    <style:style style:name="T14" style:family="text">
      <style:text-properties officeooo:rsid="045e5341"/>
    </style:style>
    <style:style style:name="T15" style:family="text">
      <style:text-properties officeooo:rsid="045fdcae"/>
    </style:style>
    <style:style style:name="T16" style:family="text">
      <style:text-properties officeooo:rsid="046bb2a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xml:id="ct94219898103968" text:id="ct94219898103968">
          <text:insertion>
            <office:change-info>
              <dc:creator>Unknown Author</dc:creator>
              <dc:date>2020-07-30T05:27:58</dc:date>
            </office:change-info>
          </text:insertion>
        </text:changed-region>
        <text:changed-region xml:id="ct94219899762560" text:id="ct94219899762560">
          <text:deletion>
            <office:change-info>
              <dc:creator>Unknown Author</dc:creator>
              <dc:date>2020-06-10T09:19:39</dc:date>
            </office:change-info>
            <text:p text:style-name="P1"/>
            <text:p text:style-name="P2">Here I plan to put my JS notes. Actually it’s not pure JS, it’s mostly JSX</text:p>
            <text:p text:style-name="P2"/>
            <text:p text:style-name="P3"/>
            <text:p text:style-name="P1"/>
          </text:deletion>
        </text:changed-region>
        <text:changed-region xml:id="ct94219899762320" text:id="ct94219899762320">
          <text:deletion>
            <office:change-info>
              <dc:creator>Unknown Author</dc:creator>
              <dc:date>2020-06-15T18:11:45</dc:date>
            </office:change-info>
            <text:p text:style-name="P1"/>
            <text:h text:style-name="P4" text:outline-level="1"><text:bookmark-start text:name="__RefHeading___Toc113_13412313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roject creation.<text:bookmark-end text:name="__RefHeading___Toc113_13412313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"/>
          </text:deletion>
        </text:changed-region>
        <text:changed-region xml:id="ct94219899759776" text:id="ct94219899759776">
          <text:deletion>
            <office:change-info>
              <dc:creator>Unknown Author</dc:creator>
              <dc:date>2020-06-12T16:45:49</dc:date>
            </office:change-info>
            <text:p text:style-name="P1"><text:span text:style-name="T1">Pre-r</text:span></text:p>
          </text:deletion>
        </text:changed-region>
        <text:changed-region xml:id="ct94219899389888" text:id="ct94219899389888">
          <text:deletion>
            <office:change-info>
              <dc:creator>Unknown Author</dc:creator>
              <dc:date>2020-06-15T18:11:45</dc:date>
            </office:change-info>
            <text:p text:style-name="P1"><text:span text:style-name="T1">equirements.</text:span></text:p>
            <text:p text:style-name="P5">The following should be installed: node.js, npm or yarn</text:p>
            <text:p text:style-name="P6">The steps to be set up react application.</text:p>
            <text:list xml:id="list683811837" text:style-name="Numbering_20_123">
              <text:list-item>
                <text:p text:style-name="P7">Initiate the prject</text:p>
              </text:list-item>
            </text:list>
            <text:p text:style-name="P8">yarn init</text:p>
            <text:p text:style-name="P9">It creates package.json. <text:span text:style-name="T2">I guess it would be in root directory.</text:span></text:p>
            <text:list xml:id="list102124127844991" text:continue-numbering="true" text:style-name="Numbering_20_123">
              <text:list-item>
                <text:p text:style-name="P10">Create react-app:</text:p>
              </text:list-item>
            </text:list>
            <text:p text:style-name="P8">yarn create react-app &lt;app-name&gt;</text:p>
            <text:p text:style-name="P11">It should b in root directory as well. This command create directory app-name <text:span text:style-name="T3">and set scripts to run in the directory.</text:span></text:p>
            <text:list xml:id="list102123640103495" text:continue-numbering="true" text:style-name="Numbering_20_123">
              <text:list-item>
                <text:p text:style-name="P12"/>
              </text:list-item>
            </text:list>
            <text:h text:style-name="P13" text:outline-level="1"><text:bookmark-start text:name="__RefHeading___Toc119_13412313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pp structure:<text:bookmark-end text:name="__RefHeading___Toc119_13412313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header-rows>
                <table:table-row>
                  <table:table-cell table:style-name="Table1.A1" table:number-rows-spanned="6" office:value-type="string">
                    <text:p text:style-name="P64">Project directore</text:p>
                  </table:table-cell>
                  <table:table-cell table:style-name="Table1.B1" office:value-type="string">
                    <text:p text:style-name="P64">scr</text:p>
                  </table:table-cell>
                  <table:table-cell table:style-name="Table1.C1" office:value-type="string">
                    <text:p text:style-name="P65">Source code we write.</text:p>
                  </table:table-cell>
                </table:table-row>
              </table:table-header-rows>
              <table:table-row>
                <table:covered-table-cell/>
                <table:table-cell table:style-name="Table1.B2" office:value-type="string">
                  <text:p text:style-name="P46">public</text:p>
                </table:table-cell>
                <table:table-cell table:style-name="Table1.C2" office:value-type="string">
                  <text:p text:style-name="P47">Static files.</text:p>
                </table:table-cell>
              </table:table-row>
              <table:table-row>
                <table:covered-table-cell/>
                <table:table-cell table:style-name="Table1.B3" office:value-type="string">
                  <text:p text:style-name="P46">node_modules</text:p>
                </table:table-cell>
                <table:table-cell table:style-name="Table1.C3" office:value-type="string">
                  <text:p text:style-name="P47">Project dependencies.</text:p>
                </table:table-cell>
              </table:table-row>
              <table:table-row>
                <table:covered-table-cell/>
                <table:table-cell table:style-name="Table1.B4" office:value-type="string">
                  <text:p text:style-name="P46">package.json</text:p>
                </table:table-cell>
                <table:table-cell table:style-name="Table1.C4" office:value-type="string">
                  <text:p text:style-name="P47">Records reference to project dependencies <text:span text:style-name="T11">and configurations</text:span>.</text:p>
                </table:table-cell>
              </table:table-row>
              <table:table-row>
                <table:covered-table-cell/>
                <table:table-cell table:style-name="Table1.B5" office:value-type="string">
                  <text:p text:style-name="P46">yarn.lock</text:p>
                </table:table-cell>
                <table:table-cell table:style-name="Table1.C5" office:value-type="string">
                  <text:p text:style-name="P47">Exact records of project dependencies versioning.</text:p>
                </table:table-cell>
              </table:table-row>
              <table:table-row>
                <table:covered-table-cell/>
                <table:table-cell table:style-name="Table1.B6" office:value-type="string">
                  <text:p text:style-name="P46">README.md</text:p>
                </table:table-cell>
                <table:table-cell table:style-name="Table1.C6" office:value-type="string">
                  <text:p text:style-name="P47">Instructions.</text:p>
                </table:table-cell>
              </table:table-row>
            </table:table>
            <text:p text:style-name="P14"/>
            <text:h text:style-name="P15" text:outline-level="2"><text:bookmark-start text:name="__RefHeading___Toc3674_25902241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in (compulsory) files<text:bookmark-end text:name="__RefHeading___Toc3674_25902241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02123900301851" text:continue-list="list102123640103495" text:style-name="Numbering_20_123">
              <text:list-item text:start-value="1">
                <text:p text:style-name="P16">Within scr <text:span text:style-name="T4">folder</text:span>:</text:p>
                <text:list>
                  <text:list-item>
                    <text:p text:style-name="P16">index.js</text:p>
                    <text:list>
                      <text:list-item>
                        <text:p text:style-name="P16">Import react and reactDOM libraries.</text:p>
                      </text:list-item>
                    </text:list>
                  </text:list-item>
                </text:list>
              </text:list-item>
            </text:list>
            <text:p text:style-name="P8"><text:span text:style-name="T1">import React from 'react';</text:span></text:p>
          </text:deletion>
        </text:changed-region>
        <text:changed-region xml:id="ct94219898166672" text:id="ct94219898166672">
          <text:deletion>
            <office:change-info>
              <dc:creator>Unknown Author</dc:creator>
              <dc:date>2020-06-12T16:11:05</dc:date>
            </office:change-info>
            <text:p text:style-name="P8"/>
            <text:p text:style-name="P17"/>
          </text:deletion>
        </text:changed-region>
        <text:changed-region xml:id="ct94219898148080" text:id="ct94219898148080">
          <text:deletion>
            <office:change-info>
              <dc:creator>Unknown Author</dc:creator>
              <dc:date>2020-06-15T18:11:45</dc:date>
            </office:change-info>
            <text:p text:style-name="P17">import ReactDOM from 'ReactDOM';</text:p>
            <text:list xml:id="list102124405805867" text:continue-numbering="true" text:style-name="Numbering_20_123">
              <text:list-item>
                <text:list>
                  <text:list-item>
                    <text:list>
                      <text:list-item>
                        <text:p text:style-name="P16">Create react component</text:p>
                      </text:list-item>
                    </text:list>
                  </text:list-item>
                </text:list>
              </text:list-item>
            </text:list>
            <text:p text:style-name="P8">const App = () =&gt; {<text:line-break/> <text:s/>return &lt;div&gt;Hi there!&lt;/div&gt;;<text:line-break/>};</text:p>
            <text:list xml:id="list102123043058033" text:continue-numbering="true" text:style-name="Numbering_20_123">
              <text:list-item>
                <text:list>
                  <text:list-item>
                    <text:list>
                      <text:list-item>
                        <text:p text:style-name="P16">Take react component and show it on the screen.</text:p>
                      </text:list-item>
                    </text:list>
                  </text:list-item>
                </text:list>
              </text:list-item>
            </text:list>
            <text:p text:style-name="P8">ReactDOM.render(<text:line-break/> <text:s/>&lt;App /&gt;,<text:line-break/> <text:s/>document.querySelector('#root')<text:line-break/>)</text:p>
            <text:list xml:id="list102124611532849" text:continue-numbering="true" text:style-name="Numbering_20_123">
              <text:list-item>
                <text:p text:style-name="P16">Within public folder:</text:p>
                <text:list>
                  <text:list-item>
                    <text:p text:style-name="P16">index.html</text:p>
                  </text:list-item>
                </text:list>
              </text:list-item>
            </text:list>
            <text:p text:style-name="P18"/>
            <text:p text:style-name="P8"/>
          </text:deletion>
        </text:changed-region>
        <text:changed-region xml:id="ct94219897807616" text:id="ct94219897807616">
          <text:deletion>
            <office:change-info>
              <dc:creator>Unknown Author</dc:creator>
              <dc:date>2020-06-12T16:08:39</dc:date>
            </office:change-info>
            <text:p text:style-name="P8"/>
            <text:p text:style-name="P8"/>
          </text:deletion>
        </text:changed-region>
        <text:changed-region xml:id="ct94219897997648" text:id="ct94219897997648">
          <text:deletion>
            <office:change-info>
              <dc:creator>Unknown Author</dc:creator>
              <dc:date>2020-06-15T18:11:45</dc:date>
            </office:change-info>
            <text:p text:style-name="P8"><text:span text:style-name="T5">Docker</text:span></text:p>
          </text:deletion>
        </text:changed-region>
        <text:changed-region xml:id="ct94219898283888" text:id="ct94219898283888">
          <text:deletion>
            <office:change-info>
              <dc:creator>Unknown Author</dc:creator>
              <dc:date>2020-06-09T17:07:56</dc:date>
            </office:change-info>
            <text:p text:style-name="P8"/>
            <text:p text:style-name="P8"/>
          </text:deletion>
        </text:changed-region>
        <text:changed-region xml:id="ct94219899762880" text:id="ct94219899762880">
          <text:insertion>
            <office:change-info>
              <dc:creator>Unknown Author</dc:creator>
              <dc:date>2020-07-30T05:28:08</dc:date>
            </office:change-info>
          </text:insertion>
        </text:changed-region>
        <text:changed-region xml:id="ct94219899763200" text:id="ct94219899763200">
          <text:insertion>
            <office:change-info>
              <dc:creator>Unknown Author</dc:creator>
              <dc:date>2020-07-30T05:31:30</dc:date>
            </office:change-info>
          </text:insertion>
        </text:changed-region>
        <text:changed-region xml:id="ct94219899763616" text:id="ct94219899763616">
          <text:insertion>
            <office:change-info>
              <dc:creator>Unknown Author</dc:creator>
              <dc:date>2020-11-23T08:08:39</dc:date>
            </office:change-info>
          </text:insertion>
        </text:changed-region>
        <text:changed-region xml:id="ct94219899764016" text:id="ct94219899764016">
          <text:insertion>
            <office:change-info>
              <dc:creator>Unknown Author</dc:creator>
              <dc:date>2020-11-23T08:09:50</dc:date>
            </office:change-info>
          </text:insertion>
        </text:changed-region>
        <text:changed-region xml:id="ct94219899764336" text:id="ct94219899764336">
          <text:insertion>
            <office:change-info>
              <dc:creator>Unknown Author</dc:creator>
              <dc:date>2020-11-23T08:10:10</dc:date>
            </office:change-info>
          </text:insertion>
        </text:changed-region>
        <text:changed-region xml:id="ct94219899764656" text:id="ct94219899764656">
          <text:insertion>
            <office:change-info>
              <dc:creator>Unknown Author</dc:creator>
              <dc:date>2020-07-30T05:29:00</dc:date>
            </office:change-info>
          </text:insertion>
        </text:changed-region>
        <text:changed-region xml:id="ct94219899765760" text:id="ct94219899765760">
          <text:insertion>
            <office:change-info>
              <dc:creator>Unknown Author</dc:creator>
              <dc:date>2020-07-30T05:31:19</dc:date>
            </office:change-info>
          </text:insertion>
        </text:changed-region>
        <text:changed-region xml:id="ct94219899766400" text:id="ct94219899766400">
          <text:insertion>
            <office:change-info>
              <dc:creator>Unknown Author</dc:creator>
              <dc:date>2020-07-30T05:32:52</dc:date>
            </office:change-info>
          </text:insertion>
        </text:changed-region>
        <text:changed-region xml:id="ct94219899766720" text:id="ct94219899766720">
          <text:insertion>
            <office:change-info>
              <dc:creator>Unknown Author</dc:creator>
              <dc:date>2020-07-30T05:34:05</dc:date>
            </office:change-info>
          </text:insertion>
        </text:changed-region>
        <text:changed-region xml:id="ct94219899769040" text:id="ct94219899769040">
          <text:insertion>
            <office:change-info>
              <dc:creator>Unknown Author</dc:creator>
              <dc:date>2021-01-19T08:21:37</dc:date>
            </office:change-info>
          </text:insertion>
        </text:changed-region>
        <text:changed-region xml:id="ct94219899768800" text:id="ct94219899768800">
          <text:deletion>
            <office:change-info>
              <dc:creator>Unknown Author</dc:creator>
              <dc:date>2020-11-23T08:07:59</dc:date>
            </office:change-info>
            <text:h text:style-name="P19" text:outline-level="1"/>
            <table:table table:name="FrontendRouting" table:style-name="FrontendRouting">
              <table:table-column table:style-name="FrontendRouting.A"/>
              <table:table-column table:style-name="FrontendRouting.B"/>
              <table:table-header-rows>
                <table:table-row>
                  <table:table-cell table:style-name="FrontendRouting.A1" office:value-type="string">
                    <text:p text:style-name="P66"/>
                  </table:table-cell>
                  <table:table-cell table:style-name="FrontendRouting.B1" office:value-type="string">
                    <text:p text:style-name="P66"/>
                  </table:table-cell>
                </table:table-row>
              </table:table-header-rows>
              <table:table-row>
                <table:table-cell table:style-name="FrontendRouting.A2" table:number-columns-spanned="2" office:value-type="string">
                  <text:p text:style-name="P48"/>
                </table:table-cell>
                <table:covered-table-cell/>
              </table:table-row>
              <table:table-row>
                <table:table-cell table:style-name="FrontendRouting.A3" office:value-type="string">
                  <text:p text:style-name="P48"/>
                </table:table-cell>
                <table:table-cell table:style-name="FrontendRouting.A2" office:value-type="string">
                  <text:p text:style-name="P48"/>
                </table:table-cell>
              </table:table-row>
              <table:table-row>
                <table:table-cell table:style-name="FrontendRouting.A3" office:value-type="string">
                  <text:p text:style-name="P49"/>
                </table:table-cell>
                <table:table-cell table:style-name="FrontendRouting.A2" office:value-type="string">
                  <text:p text:style-name="P48"/>
                </table:table-cell>
              </table:table-row>
              <table:table-row>
                <table:table-cell table:style-name="FrontendRouting.A2" table:number-columns-spanned="2" office:value-type="string">
                  <text:p text:style-name="P48"/>
                </table:table-cell>
                <table:covered-table-cell/>
              </table:table-row>
              <table:table-row>
                <table:table-cell table:style-name="FrontendRouting.A3" office:value-type="string">
                  <text:p text:style-name="P49"/>
                </table:table-cell>
                <table:table-cell table:style-name="FrontendRouting.A2" office:value-type="string">
                  <text:p text:style-name="P50"/>
                </table:table-cell>
              </table:table-row>
              <table:table-row>
                <table:table-cell table:style-name="FrontendRouting.A3" office:value-type="string">
                  <text:p text:style-name="P49"/>
                </table:table-cell>
                <table:table-cell table:style-name="FrontendRouting.A2" office:value-type="string">
                  <text:p text:style-name="P50"/>
                </table:table-cell>
              </table:table-row>
              <table:table-row>
                <table:table-cell table:style-name="FrontendRouting.A3" office:value-type="string">
                  <text:p text:style-name="P49"/>
                </table:table-cell>
                <table:table-cell table:style-name="FrontendRouting.A2" office:value-type="string">
                  <text:p text:style-name="P50"/>
                </table:table-cell>
              </table:table-row>
              <table:table-row>
                <table:table-cell table:style-name="FrontendRouting.A3" office:value-type="string">
                  <text:p text:style-name="P50"/>
                </table:table-cell>
                <table:table-cell table:style-name="FrontendRouting.A2" office:value-type="string">
                  <text:p text:style-name="P50"/>
                </table:table-cell>
              </table:table-row>
            </table:table>
            <text:h text:style-name="P20" text:outline-level="3"><text:bookmark-start text:name="__RefHeading___Toc665_3879514832111111111111111111111111111111111111111111111111111111111111111111111111111111111111111111111111111111111111111111111111111111111111111111111111111111111111111"/><text:bookmark-end text:name="__RefHeading___Toc665_3879514832111111111111111111111111111111111111111111111111111111111111111111111111111111111111111111111111111111111111111111111111111111111111111111111111111111111111111"/></text:h>
            <table:table table:name="API-point" table:style-name="API-point">
              <table:table-column table:style-name="API-point.A"/>
              <table:table-column table:style-name="API-point.B"/>
              <table:table-column table:style-name="API-point.C"/>
              <table:table-column table:style-name="API-point.D"/>
              <table:table-column table:style-name="API-point.E"/>
              <table:table-header-rows>
                <table:table-row table:style-name="API-point.1">
                  <table:table-cell table:style-name="API-point.A1" office:value-type="string">
                    <text:p text:style-name="P67"/>
                  </table:table-cell>
                  <table:table-cell table:style-name="API-point.A1" office:value-type="string">
                    <text:p text:style-name="P67"/>
                  </table:table-cell>
                  <table:table-cell table:style-name="API-point.A1" office:value-type="string">
                    <text:p text:style-name="P67"/>
                  </table:table-cell>
                  <table:table-cell table:style-name="API-point.A1" office:value-type="string">
                    <text:p text:style-name="P67"/>
                  </table:table-cell>
                  <table:table-cell table:style-name="API-point.E1" office:value-type="string" table:protected="true">
                    <text:p text:style-name="P67"/>
                  </table:table-cell>
                </table:table-row>
              </table:table-header-rows>
              <table:table-row table:style-name="API-point.1">
                <table:table-cell table:style-name="API-point.A2" table:number-columns-spanned="5" office:value-type="string">
                  <text:p text:style-name="P51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52"/>
                </table:table-cell>
                <table:table-cell table:style-name="API-point.A3" office:value-type="string">
                  <text:p text:style-name="P54"/>
                </table:table-cell>
                <table:table-cell table:style-name="API-point.A3" office:value-type="string">
                  <text:p text:style-name="P53"/>
                </table:table-cell>
                <table:table-cell table:style-name="API-point.A3" office:value-type="string">
                  <text:p text:style-name="P55"/>
                </table:table-cell>
                <table:table-cell table:style-name="API-point.A2" office:value-type="string">
                  <text:p text:style-name="P55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56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2" office:value-type="string">
                  <text:p text:style-name="P55"/>
                </table:table-cell>
              </table:table-row>
              <table:table-row table:style-name="API-point.1">
                <table:table-cell table:style-name="API-point.A3" office:value-type="string">
                  <text:p text:style-name="P58"/>
                </table:table-cell>
                <table:table-cell table:style-name="API-point.A3" office:value-type="string">
                  <text:p text:style-name="P58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58"/>
                </table:table-cell>
                <table:table-cell table:style-name="API-point.A2" office:value-type="string">
                  <text:p text:style-name="P55"/>
                </table:table-cell>
              </table:table-row>
              <table:table-row table:style-name="API-point.1">
                <table:table-cell table:style-name="API-point.A3" office:value-type="string">
                  <text:p text:style-name="P58"/>
                </table:table-cell>
                <table:table-cell table:style-name="API-point.A3" office:value-type="string">
                  <text:p text:style-name="P59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58"/>
                </table:table-cell>
                <table:table-cell table:style-name="API-point.A2" office:value-type="string">
                  <text:p text:style-name="P55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51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61"/>
                </table:table-cell>
                <table:table-cell table:style-name="API-point.A3" office:value-type="string">
                  <text:p text:style-name="P61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61"/>
                </table:table-cell>
                <table:table-cell table:style-name="API-point.A2" office:value-type="string">
                  <text:p text:style-name="P55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61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58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57"/>
                </table:table-cell>
                <table:table-cell table:style-name="API-point.A3" office:value-type="string">
                  <text:p text:style-name="P58"/>
                </table:table-cell>
                <table:table-cell table:style-name="API-point.A2" office:value-type="string">
                  <text:p text:style-name="P55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61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58"/>
                </table:table-cell>
                <table:table-cell table:style-name="API-point.A3" office:value-type="string">
                  <text:p text:style-name="P60"/>
                </table:table-cell>
                <table:table-cell table:style-name="API-point.A3" office:value-type="string">
                  <text:p text:style-name="P60"/>
                </table:table-cell>
                <table:table-cell table:style-name="API-point.A3" office:value-type="string">
                  <text:p text:style-name="P60"/>
                </table:table-cell>
                <table:table-cell table:style-name="API-point.A2" office:value-type="string">
                  <text:p text:style-name="P55"/>
                </table:table-cell>
              </table:table-row>
              <table:table-row table:style-name="API-point.1">
                <table:table-cell table:style-name="API-point.A2" table:number-columns-spanned="5" office:value-type="string">
                  <text:p text:style-name="P61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API-point.1">
                <table:table-cell table:style-name="API-point.A3" office:value-type="string">
                  <text:p text:style-name="P61"/>
                </table:table-cell>
                <table:table-cell table:style-name="API-point.A3" office:value-type="string">
                  <text:p text:style-name="P61"/>
                </table:table-cell>
                <table:table-cell table:style-name="API-point.A3" office:value-type="string">
                  <text:p text:style-name="P60"/>
                </table:table-cell>
                <table:table-cell table:style-name="API-point.A3" office:value-type="string">
                  <text:p text:style-name="P61"/>
                </table:table-cell>
                <table:table-cell table:style-name="API-point.A2" office:value-type="string">
                  <text:p text:style-name="P55"/>
                </table:table-cell>
              </table:table-row>
            </table:table>
            <text:h text:style-name="P19" text:outline-level="1"/>
          </text:deletion>
        </text:changed-region>
        <text:changed-region xml:id="ct94219899599744" text:id="ct94219899599744">
          <text:insertion>
            <office:change-info>
              <dc:creator>Unknown Author</dc:creator>
              <dc:date>2020-11-23T08:10:41</dc:date>
            </office:change-info>
          </text:insertion>
        </text:changed-region>
        <text:changed-region xml:id="ct94219899776000" text:id="ct94219899776000">
          <text:insertion>
            <office:change-info>
              <dc:creator>Unknown Author</dc:creator>
              <dc:date>2020-11-23T08:11:00</dc:date>
            </office:change-info>
          </text:insertion>
        </text:changed-region>
        <text:changed-region xml:id="ct94219899611648" text:id="ct94219899611648">
          <text:insertion>
            <office:change-info>
              <dc:creator>Unknown Author</dc:creator>
              <dc:date>2020-11-23T08:13:37</dc:date>
            </office:change-info>
          </text:insertion>
        </text:changed-region>
        <text:changed-region xml:id="ct94219899773632" text:id="ct94219899773632">
          <text:insertion>
            <office:change-info>
              <dc:creator>Unknown Author</dc:creator>
              <dc:date>2020-11-23T08:12:05</dc:date>
            </office:change-info>
          </text:insertion>
        </text:changed-region>
        <text:changed-region xml:id="ct94219899770128" text:id="ct94219899770128">
          <text:insertion>
            <office:change-info>
              <dc:creator>Unknown Author</dc:creator>
              <dc:date>2020-11-23T08:13:00</dc:date>
            </office:change-info>
          </text:insertion>
        </text:changed-region>
        <text:changed-region xml:id="ct94219899779600" text:id="ct94219899779600">
          <text:insertion>
            <office:change-info>
              <dc:creator>Unknown Author</dc:creator>
              <dc:date>2020-11-23T08:08:05</dc:date>
            </office:change-info>
          </text:insertion>
        </text:changed-region>
        <text:changed-region xml:id="ct94219899782464" text:id="ct94219899782464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219899779360" text:id="ct94219899779360">
          <text:insertion>
            <office:change-info>
              <dc:creator>Unknown Author</dc:creator>
              <dc:date>2020-11-23T08:16:51</dc:date>
            </office:change-info>
          </text:insertion>
        </text:changed-region>
        <text:changed-region xml:id="ct94219899792144" text:id="ct94219899792144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219899787568" text:id="ct94219899787568">
          <text:insertion>
            <office:change-info>
              <dc:creator>Unknown Author</dc:creator>
              <dc:date>2020-11-23T08:45:41</dc:date>
            </office:change-info>
          </text:insertion>
        </text:changed-region>
        <text:changed-region xml:id="ct94219899793280" text:id="ct94219899793280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219899784112" text:id="ct94219899784112">
          <text:insertion>
            <office:change-info>
              <dc:creator>Unknown Author</dc:creator>
              <dc:date>2020-11-23T08:48:31</dc:date>
            </office:change-info>
          </text:insertion>
        </text:changed-region>
        <text:changed-region xml:id="ct94219899795744" text:id="ct94219899795744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219899777504" text:id="ct94219899777504">
          <text:insertion>
            <office:change-info>
              <dc:creator>Unknown Author</dc:creator>
              <dc:date>2020-11-23T08:49:11</dc:date>
            </office:change-info>
          </text:insertion>
        </text:changed-region>
        <text:changed-region xml:id="ct94219899796416" text:id="ct94219899796416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219899796864" text:id="ct94219899796864">
          <text:insertion>
            <office:change-info>
              <dc:creator>Unknown Author</dc:creator>
              <dc:date>2020-11-23T08:50:35</dc:date>
            </office:change-info>
          </text:insertion>
        </text:changed-region>
        <text:changed-region xml:id="ct94219899802848" text:id="ct94219899802848">
          <text:insertion>
            <office:change-info>
              <dc:creator>Unknown Author</dc:creator>
              <dc:date>2020-11-23T08:14:13</dc:date>
            </office:change-info>
          </text:insertion>
        </text:changed-region>
        <text:changed-region xml:id="ct94219899802064" text:id="ct94219899802064">
          <text:insertion>
            <office:change-info>
              <dc:creator>Unknown Author</dc:creator>
              <dc:date>2020-11-23T08:15:23</dc:date>
            </office:change-info>
          </text:insertion>
        </text:changed-region>
        <text:changed-region xml:id="ct94219899804112" text:id="ct94219899804112">
          <text:insertion>
            <office:change-info>
              <dc:creator>Unknown Author</dc:creator>
              <dc:date>2020-11-23T08:53:35</dc:date>
            </office:change-info>
          </text:insertion>
        </text:changed-region>
        <text:changed-region xml:id="ct94219899810672" text:id="ct94219899810672">
          <text:insertion>
            <office:change-info>
              <dc:creator>Unknown Author</dc:creator>
              <dc:date>2020-11-23T08:54:00</dc:date>
            </office:change-info>
          </text:insertion>
        </text:changed-region>
        <text:changed-region xml:id="ct94219899812160" text:id="ct94219899812160">
          <text:insertion>
            <office:change-info>
              <dc:creator>Unknown Author</dc:creator>
              <dc:date>2020-11-23T08:56:35</dc:date>
            </office:change-info>
          </text:insertion>
        </text:changed-region>
        <text:changed-region xml:id="ct94219899807104" text:id="ct94219899807104">
          <text:insertion>
            <office:change-info>
              <dc:creator>Unknown Author</dc:creator>
              <dc:date>2020-11-23T08:58:36</dc:date>
            </office:change-info>
          </text:insertion>
        </text:changed-region>
        <text:changed-region xml:id="ct94219899814416" text:id="ct94219899814416">
          <text:insertion>
            <office:change-info>
              <dc:creator>Unknown Author</dc:creator>
              <dc:date>2020-11-23T08:59:0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_Toc841_1186665695" text:style-name="Index_20_Link" text:visited-style-name="Index_20_Link">Front end<text:tab/>2</text:a></text:p>
          <text:p text:style-name="P28"><text:a xlink:type="simple" xlink:href="#__RefHeading___Toc843_1186665695" text:style-name="Index_20_Link" text:visited-style-name="Index_20_Link">Dependences.<text:tab/>2</text:a></text:p>
          <text:p text:style-name="P26"><text:a xlink:type="simple" xlink:href="#__RefHeading___Toc833_3879514832" text:style-name="Index_20_Link" text:visited-style-name="Index_20_Link">DB’s ideas<text:tab/>2</text:a></text:p>
          <text:p text:style-name="P28"><text:a xlink:type="simple" xlink:href="#__RefHeading___Toc2209_1451585347" text:style-name="Index_20_Link" text:visited-style-name="Index_20_Link">Possibilities<text:tab/>2</text:a></text:p>
          <text:p text:style-name="P27"><text:a xlink:type="simple" xlink:href="#__RefHeading___Toc2211_1451585347" text:style-name="Index_20_Link" text:visited-style-name="Index_20_Link">Possibility to correct info on the site.<text:tab/>2</text:a></text:p>
          <text:p text:style-name="P27"><text:a xlink:type="simple" xlink:href="#__RefHeading___Toc2213_1451585347" text:style-name="Index_20_Link" text:visited-style-name="Index_20_Link">Loading from and dumping to excel file.<text:tab/>2</text:a></text:p>
          <text:p text:style-name="P28"><text:a xlink:type="simple" xlink:href="#__RefHeading___Toc2215_1451585347" text:style-name="Index_20_Link" text:visited-style-name="Index_20_Link">Types of table in DB<text:tab/>2</text:a></text:p>
          <text:p text:style-name="P27"><text:a xlink:type="simple" xlink:href="#__RefHeading___Toc2217_1451585347" text:style-name="Index_20_Link" text:visited-style-name="Index_20_Link">Users<text:tab/>2</text:a></text:p>
          <text:p text:style-name="P27"><text:a xlink:type="simple" xlink:href="#__RefHeading___Toc2219_1451585347" text:style-name="Index_20_Link" text:visited-style-name="Index_20_Link">Web page content<text:tab/>2</text:a></text:p>
          <text:p text:style-name="P27"><text:a xlink:type="simple" xlink:href="#__RefHeading___Toc2221_1451585347" text:style-name="Index_20_Link" text:visited-style-name="Index_20_Link">Business offers (menus, price lists)<text:tab/>2</text:a></text:p>
        </text:index-body>
      </text:table-of-content>
      <text:p text:style-name="P1"><text:change-start text:change-id="ct94219898103968"/></text:p>
      <text:p text:style-name="P1"><text:change-end text:change-id="ct94219898103968"/><text:change text:change-id="ct94219899762560"/><text:change text:change-id="ct94219899762320"/><text:change text:change-id="ct94219899759776"/><text:change text:change-id="ct94219899389888"/><text:change text:change-id="ct94219898166672"/><text:change text:change-id="ct94219898148080"/><text:change text:change-id="ct94219897807616"/><text:change text:change-id="ct94219897997648"/><text:change text:change-id="ct94219898283888"/><text:change-start text:change-id="ct94219899762880"/>The document contains ideas on working own project, not <text:change-end text:change-id="ct94219899762880"/><text:change-start text:change-id="ct94219899763200"/>studying.<text:change-end text:change-id="ct94219899763200"/><text:change-start text:change-id="ct94219899763616"/></text:p>
      <text:p text:style-name="P22">Actually it’s for short notes only. <text:change-end text:change-id="ct94219899763616"/><text:change-start text:change-id="ct94219899764016"/>more or less detailed <text:change-end text:change-id="ct94219899764016"/><text:change-start text:change-id="ct94219899764336"/>things should be in drawings.<text:change-end text:change-id="ct94219899764336"/><text:change-start text:change-id="ct94219899764656"/></text:p>
      <text:p text:style-name="P1"><text:span text:style-name="T12">Why developing i</text:span>t should be hard linked with <text:change-end text:change-id="ct94219899764656"/><text:change-start text:change-id="ct94219899765760"/>same document in project root directory.<text:change-end text:change-id="ct94219899765760"/><text:change-start text:change-id="ct94219899766400"/></text:p>
      <text:p text:style-name="P1"><text:change-end text:change-id="ct94219899766400"/><text:change-start text:change-id="ct94219899766720"/></text:p>
      <text:h text:style-name="P40" text:outline-level="1"><text:bookmark-start text:name="__RefHeading___Toc841_1186665695"/><text:change-end text:change-id="ct94219899766720"/><text:change-start text:change-id="ct94219899769040"/>Front end<text:bookmark-end text:name="__RefHeading___Toc841_1186665695"/></text:h>
      <text:h text:style-name="P42" text:outline-level="2"><text:bookmark-start text:name="__RefHeading___Toc843_1186665695"/>Dependences.<text:bookmark-end text:name="__RefHeading___Toc843_1186665695"/></text:h>
      <text:p text:style-name="P25">axios <text:span text:style-name="T16">react-router-dom redux react-redux redux-thunk redux-devtools-extension moment react-moment uuid</text:span></text:p>
      <text:p text:style-name="P25"/>
      <text:h text:style-name="P19" text:outline-level="1"><text:bookmark-start text:name="__RefHeading___Toc833_3879514832"/><text:change-end text:change-id="ct94219899769040"/><text:change text:change-id="ct94219899768800"/><text:change-start text:change-id="ct94219899599744"/>DB’s ideas<text:bookmark-end text:name="__RefHeading___Toc833_3879514832"/></text:h>
      <text:p text:style-name="P23"><text:span text:style-name="T13">The site is DB d</text:span><text:change-end text:change-id="ct94219899599744"/><text:change-start text:change-id="ct94219899776000"/><text:span text:style-name="T13">riven.</text:span></text:p>
      <text:h text:style-name="Heading_20_2" text:outline-level="2"><text:bookmark-start text:name="__RefHeading___Toc2209_1451585347"/><text:change-end text:change-id="ct94219899776000"/><text:change-start text:change-id="ct94219899611648"/>Possibilities<text:bookmark-end text:name="__RefHeading___Toc2209_1451585347"/><text:change-end text:change-id="ct94219899611648"/><text:change-start text:change-id="ct94219899773632"/></text:h>
      <text:h text:style-name="Heading_20_3" text:outline-level="3"><text:bookmark-start text:name="__RefHeading___Toc2211_1451585347"/>Possibility to correct info on the site.<text:bookmark-end text:name="__RefHeading___Toc2211_1451585347"/></text:h>
      <text:h text:style-name="Heading_20_3" text:outline-level="3"><text:bookmark-start text:name="__RefHeading___Toc2213_1451585347"/>Loading from <text:span text:style-name="T14">and dumping to</text:span> e<text:change-end text:change-id="ct94219899773632"/><text:change-start text:change-id="ct94219899770128"/>xcel file.<text:bookmark-end text:name="__RefHeading___Toc2213_1451585347"/><text:change-end text:change-id="ct94219899770128"/><text:change-start text:change-id="ct94219899779600"/></text:h>
      <text:h text:style-name="P43" text:outline-level="2"><text:bookmark-start text:name="__RefHeading___Toc2215_1451585347"/><text:change-end text:change-id="ct94219899779600"/><text:change-start text:change-id="ct94219899782464"/>Types of table in DB<text:bookmark-end text:name="__RefHeading___Toc2215_1451585347"/></text:h>
      <text:h text:style-name="P45" text:outline-level="3"><text:bookmark-start text:name="__RefHeading___Toc2217_1451585347"/>Users<text:bookmark-end text:name="__RefHeading___Toc2217_1451585347"/></text:h>
      <text:p text:style-name="P24">Primary keys <text:change-end text:change-id="ct94219899782464"/><text:change-start text:change-id="ct94219899779360"/>–<text:change-end text:change-id="ct94219899779360"/><text:change-start text:change-id="ct94219899792144"/> int. See already built structure.</text:p>
      <text:h text:style-name="P45" text:outline-level="3"><text:bookmark-start text:name="__RefHeading___Toc2219_1451585347"/>Web page content<text:bookmark-end text:name="__RefHeading___Toc2219_1451585347"/></text:h>
      <text:list xml:id="list102124500484960" text:continue-numbering="true" text:style-name="Numbering_20_123">
        <text:list-item>
          <text:p text:style-name="numbering">Primary keys <text:span text:style-name="T14">4 ones:</text:span></text:p>
          <text:list>
            <text:list-item>
              <text:p text:style-name="P73">Part <text:change-end text:change-id="ct94219899792144"/><text:change-start text:change-id="ct94219899787568"/>–<text:change-end text:change-id="ct94219899787568"/><text:change-start text:change-id="ct94219899793280"/> kind of general description of <text:span text:style-name="T15">site part (Menu, doscriptions, buttons, forms, etc)</text:span></text:p>
            </text:list-item>
            <text:list-item>
              <text:p text:style-name="P73">Name <text:change-end text:change-id="ct94219899793280"/><text:change-start text:change-id="ct94219899784112"/>–<text:change-end text:change-id="ct94219899784112"/><text:change-start text:change-id="ct94219899795744"/> <text:span text:style-name="T15">more or less specific content description within the part.</text:span></text:p>
            </text:list-item>
            <text:list-item>
              <text:p text:style-name="P74">Remarks <text:change-end text:change-id="ct94219899795744"/><text:change-start text:change-id="ct94219899777504"/>–<text:change-end text:change-id="ct94219899777504"/><text:change-start text:change-id="ct94219899796416"/> any detailing on name, could be null</text:p>
            </text:list-item>
            <text:list-item>
              <text:p text:style-name="P73">Locale <text:change-end text:change-id="ct94219899796416"/><text:change-start text:change-id="ct94219899796864"/>–<text:change-end text:change-id="ct94219899796864"/><text:change-start text:change-id="ct94219899802848"/> <text:span text:style-name="T15">could be en, ru, fi or ch. It’s foreign key</text:span></text:p>
            </text:list-item>
          </text:list>
        </text:list-item>
        <text:list-item>
          <text:p text:style-name="P73">Payload fields:</text:p>
          <text:list>
            <text:list-item>
              <text:p text:style-name="P73">Title</text:p>
            </text:list-item>
            <text:list-item>
              <text:p text:style-name="P73">Content</text:p>
            </text:list-item>
            <text:list-item>
              <text:p text:style-name="P73">Remarks</text:p>
            </text:list-item>
          </text:list>
        </text:list-item>
      </text:list>
      <text:h text:style-name="P45" text:outline-level="3"><text:bookmark-start text:name="__RefHeading___Toc2221_1451585347"/><text:change-end text:change-id="ct94219899802848"/><text:change-start text:change-id="ct94219899802064"/>Business offers (menus, price lists)<text:bookmark-end text:name="__RefHeading___Toc2221_1451585347"/><text:change-end text:change-id="ct94219899802064"/><text:change-start text:change-id="ct94219899804112"/></text:h>
      <text:list xml:id="list102123600475812" text:continue-list="list102124500484960" text:style-name="Numbering_20_123">
        <text:list-item text:start-value="1">
          <text:p text:style-name="P74">Prima<text:change-end text:change-id="ct94219899804112"/><text:change-start text:change-id="ct94219899810672"/>ry keys – same as in web page content.</text:p>
        </text:list-item>
        <text:list-item>
          <text:p text:style-name="P74">Payload fields</text:p>
          <text:list>
            <text:list-item>
              <text:p text:style-name="P74">Title (Main dishes, beverage)</text:p>
            </text:list-item>
            <text:list-item>
              <text:p text:style-name="P74">Sub title (vegetarian, low alcohol)</text:p>
            </text:list-item>
            <text:list-item>
              <text:p text:style-name="P74"><text:change-end text:change-id="ct94219899810672"/><text:change-start text:change-id="ct94219899812160"/>Name (Fried potatoes, Guiness)</text:p>
            </text:list-item>
            <text:list-item>
              <text:p text:style-name="P74"><text:change-end text:change-id="ct94219899812160"/><text:change-start text:change-id="ct94219899807104"/>Measure (grams, litres)<text:change-end text:change-id="ct94219899807104"/><text:change-start text:change-id="ct94219899814416"/></text:p>
            </text:list-item>
            <text:list-item>
              <text:p text:style-name="P74">Quantity</text:p>
            </text:list-item>
            <text:list-item>
              <text:p text:style-name="P74">Price<text:change-end text:change-id="ct94219899814416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5cm" fo:margin-bottom="0cm" loext:contextual-spacing="false" fo:line-height="115%"/>
    </style:style>
    <style:style style:name="List" style:family="paragraph" style:hidden="true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fo:color="#5983b0"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margin-left="0.499cm" fo:margin-right="0cm" fo:text-align="start" style:justify-single-word="false" fo:text-indent="-0.499cm" style:auto-text-indent="false" style:page-number="auto" fo:background-color="transparent" text:number-lines="false" text:line-number="0">
        <style:tab-stops/>
      </style:paragraph-properties>
      <style:text-properties fo:font-size="12pt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-example" style:family="paragraph" style:parent-style-name="Preformatted_20_Text" style:list-style-name="" style:master-page-name="">
      <style:paragraph-properties fo:margin-left="1cm" fo:margin-right="0cm" fo:text-align="start" style:justify-single-word="false" fo:text-indent="0cm" style:auto-text-indent="false" style:page-number="auto"/>
      <style:text-properties fo:color="#808080" fo:font-size="12pt" officeooo:rsid="000f770b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Drawing" style:family="paragraph" style:hidden="true" style:parent-style-name="Caption" style:class="extra"/>
    <style:style style:name="Illustration" style:family="paragraph" style:hidden="true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1" style:display-name="Numbering 1" style:family="paragraph" style:hidden="true" style:parent-style-name="List" style:list-style-name="Numbering_20_123" style:class="lis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0.499cm" fo:margin-right="0cm" fo:text-indent="-0.499cm" style:auto-text-indent="fals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_2c__20_no_20_index" style:display-name="Heading 3, no index" style:family="paragraph" style:parent-style-name="Heading_20_3" style:next-style-name="Text_20_body" style:default-outline-level="" style:list-style-name=""/>
    <style:style style:name="Heading_20_4_2c__20_no_20_index" style:display-name="Heading 4, no index" style:family="paragraph" style:parent-style-name="Heading_20_4" style:next-style-name="Text_20_body" style:default-outline-level="" style:list-style-name=""/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" style:family="paragraph" style:parent-style-name="Text_20_body" style:auto-update="true" style:list-style-name="Numbering_20_123" style:master-page-name="">
      <loext:graphic-properties draw:fill="none" draw:fill-color="#729fcf"/>
      <style:paragraph-properties fo:margin-top="0cm" fo:margin-bottom="0cm" loext:contextual-spacing="false" fo:text-align="start" style:justify-single-word="false" style:page-number="auto" fo:background-color="transparent">
        <style:tab-stops>
          <style:tab-stop style:position="6.138cm"/>
        </style:tab-stops>
      </style:paragraph-properties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hidden="true" style:parent-style-name="Caption" style:class="extra"/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5_2c__20_no_20_indexit" style:display-name="Heading 5, no indexit" style:family="paragraph" style:parent-style-name="Heading_20_5" style:next-style-name="Text_20_body" style:auto-update="true" style:default-outline-level="" style:list-style-name=""/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cm" fo:margin-left="1.499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9H30M19S</meta:editing-duration>
    <meta:editing-cycles>41</meta:editing-cycles>
    <meta:generator>LibreOffice/6.1.5.2$Linux_X86_64 LibreOffice_project/10$Build-2</meta:generator>
    <dc:title>normal</dc:title>
    <meta:creation-date>2020-07-30T05:26:06.569014766</meta:creation-date>
    <dc:date>2021-01-22T10:21:22.893052069</dc:date>
    <meta:document-statistic meta:table-count="3" meta:image-count="0" meta:object-count="0" meta:page-count="2" meta:paragraph-count="44" meta:word-count="237" meta:character-count="1373" meta:non-whitespace-character-count="1191"/>
    <meta:template xlink:type="simple" xlink:actuate="onRequest" xlink:title="normal" xlink:href="../../.config/libreoffice/4/user/template/normal.ott" meta:date="2020-07-30T05:26:06.311337990"/>
  </office:meta>
</office:document-meta>
</file>